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</table:table-row>
        <table:table-row table:style-name="ro1" table:number-rows-repeated="104811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20:44:52.819678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8T20:52:12.080079135</dc:date>
    <dc:creator>Jesus Castagnetto</dc:creator>
    <meta:editing-duration>PT8H57M</meta:editing-duration>
    <meta:editing-cycles>44</meta:editing-cycles>
    <meta:generator>LibreOffice/6.4.2.2$Linux_X86_64 LibreOffice_project/40$Build-2</meta:generator>
    <meta:document-statistic meta:table-count="1" meta:cell-count="2587" meta:object-count="0"/>
  </office:meta>
</office:document-meta>
</file>